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7.546cm"/>
    </style:style>
    <style:style style:name="Таблица1.B" style:family="table-column">
      <style:table-column-properties style:column-width="9.3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-left="0.5pt solid #00000a" fo:border-right="0.5pt solid #00000a" fo:border-top="1.5pt solid #00000a" fo:border-bottom="1.5pt solid #00000a"/>
    </style:style>
    <style:style style:name="Таблица1.A2" style:family="table-cell">
      <style:table-cell-properties fo:padding-left="0.199cm" fo:padding-right="0.191cm" fo:padding-top="0cm" fo:padding-bottom="0cm" fo:border-left="0.5pt solid #00000a" fo:border-right="0.5pt solid #00000a" fo:border-top="1.5pt solid #00000a" fo:border-bottom="0.5pt solid #00000a"/>
    </style:style>
    <style:style style:name="P1" style:family="paragraph" style:parent-style-name="Text_20_body_20_indent">
      <style:paragraph-properties fo:margin-left="0cm" fo:margin-right="0cm" fo:margin-top="0cm" fo:margin-bottom="0.212cm" loext:contextual-spacing="false" fo:text-align="justify" style:justify-single-word="false" fo:text-indent="1.27cm" style:auto-text-indent="false"/>
      <style:text-properties officeooo:rsid="00075243" officeooo:paragraph-rsid="00075243"/>
    </style:style>
    <style:style style:name="P2" style:family="paragraph" style:parent-style-name="Text_20_body">
      <style:text-properties fo:font-variant="normal" fo:text-transform="none" fo:color="#333333" style:font-name="Consolas" fo:font-size="9pt" fo:letter-spacing="normal" fo:font-style="normal" fo:font-weight="normal" officeooo:rsid="00075243" officeooo:paragraph-rsid="00075243" fo:background-color="#ffffff" style:font-size-asian="10.5pt" style:font-style-asian="italic" style:font-weight-asian="normal" style:font-size-complex="12pt" style:font-style-complex="italic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P3" style:family="paragraph" style:parent-style-name="Text_20_body">
      <style:text-properties fo:font-variant="normal" fo:text-transform="none" fo:color="#000000" style:font-name="Consolas" fo:font-size="11pt" fo:letter-spacing="normal" fo:font-style="italic" style:text-underline-style="none" fo:font-weight="normal" officeooo:rsid="00075243" officeooo:paragraph-rsid="00075243" fo:background-color="#ffffff" style:font-size-asian="11pt" style:font-weight-asian="normal" style:font-size-complex="11pt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officeooo:rsid="00075243" officeooo:paragraph-rsid="00075243" fo:background-color="#ffffff" style:font-size-asian="9.60000038146973pt" style:font-style-asian="italic" style:font-size-complex="11pt" style:font-style-complex="italic" loext:padding-left="0.212cm" loext:padding-right="0cm" loext:padding-top="0cm" loext:padding-bottom="0cm" loext:border-left="0.06pt solid #dddddd" loext:border-right="none" loext:border-top="none" loext:border-bottom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75243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75243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75243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11pt" fo:letter-spacing="normal" fo:font-style="italic" officeooo:rsid="00075243" officeooo:paragraph-rsid="00075243" fo:background-color="#f8f8f8" style:font-size-asian="9.60000038146973pt" style:font-style-asian="italic" style:font-size-complex="11pt" style:font-style-complex="italic" loext:padding-left="0.212cm" loext:padding-right="0cm" loext:padding-top="0cm" loext:padding-bottom="0cm" loext:border-left="0.06pt solid #dddddd" loext:border-right="none" loext:border-top="none" loext:border-bottom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11pt" fo:letter-spacing="normal" fo:font-style="italic" officeooo:rsid="00080ef6" officeooo:paragraph-rsid="00080ef6" fo:background-color="#f8f8f8" style:font-size-asian="9.60000038146973pt" style:font-style-asian="italic" style:font-size-complex="11pt" style:font-style-complex="italic" loext:padding-left="0.212cm" loext:padding-right="0cm" loext:padding-top="0cm" loext:padding-bottom="0cm" loext:border-left="0.06pt solid #dddddd" loext:border-right="none" loext:border-top="none" loext:border-bottom="none"/>
    </style:style>
    <style:style style:name="P19" style:family="paragraph" style:parent-style-name="Standard">
      <style:paragraph-properties fo:text-align="center" style:justify-single-word="false"/>
      <style:text-properties officeooo:paragraph-rsid="00075243"/>
    </style:style>
    <style:style style:name="P20" style:family="paragraph" style:parent-style-name="Standard">
      <style:paragraph-properties fo:text-align="center" style:justify-single-word="false"/>
      <style:text-properties fo:font-size="12pt" officeooo:paragraph-rsid="00075243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officeooo:paragraph-rsid="00075243" style:font-size-asian="12pt" style:font-size-complex="12pt"/>
    </style:style>
    <style:style style:name="P22" style:family="paragraph" style:parent-style-name="Standard">
      <style:text-properties fo:font-size="12pt" officeooo:paragraph-rsid="00075243" style:font-size-asian="12pt" style:font-size-complex="12pt"/>
    </style:style>
    <style:style style:name="P23" style:family="paragraph" style:parent-style-name="Standard">
      <style:text-properties fo:font-size="12pt" fo:font-style="italic" fo:font-weight="normal" officeooo:rsid="00075243" officeooo:paragraph-rsid="00075243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normal" fo:font-weight="normal" officeooo:rsid="00075243" officeooo:paragraph-rsid="0007524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080ef6" officeooo:paragraph-rsid="00080ef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officeooo:paragraph-rsid="00075243"/>
    </style:style>
    <style:style style:name="P27" style:family="paragraph" style:parent-style-name="Standard">
      <style:paragraph-properties fo:text-align="end" style:justify-single-word="false"/>
      <style:text-properties officeooo:rsid="00075243" officeooo:paragraph-rsid="00075243"/>
    </style:style>
    <style:style style:name="P28" style:family="paragraph" style:parent-style-name="Standard">
      <style:paragraph-properties fo:line-height="100%" fo:text-align="center" style:justify-single-word="false"/>
      <style:text-properties officeooo:rsid="00075243" officeooo:paragraph-rsid="00075243"/>
    </style:style>
    <style:style style:name="P29" style:family="paragraph" style:parent-style-name="Standard">
      <style:text-properties officeooo:paragraph-rsid="00075243"/>
    </style:style>
    <style:style style:name="P30" style:family="paragraph" style:parent-style-name="Standard">
      <style:paragraph-properties fo:text-align="justify" style:justify-single-word="false"/>
      <style:text-properties officeooo:paragraph-rsid="00075243"/>
    </style:style>
    <style:style style:name="P31" style:family="paragraph" style:parent-style-name="Standard">
      <style:text-properties fo:font-size="15pt" fo:font-weight="bold" officeooo:rsid="00075243" officeooo:paragraph-rsid="00075243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6pt" fo:font-style="normal" fo:font-weight="bold" officeooo:rsid="00075243" officeooo:paragraph-rsid="00075243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text-properties fo:font-size="16pt" fo:font-style="normal" fo:font-weight="bold" officeooo:rsid="00080ef6" officeooo:paragraph-rsid="00080ef6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text-properties fo:font-size="16pt" fo:font-style="normal" fo:font-weight="bold" officeooo:rsid="00080ef6" officeooo:paragraph-rsid="00080ef6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officeooo:paragraph-rsid="00075243"/>
    </style:style>
    <style:style style:name="P3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075243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font-weight="bold" officeooo:rsid="00075243" officeooo:paragraph-rsid="00075243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5243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style:font-size-asian="20pt"/>
    </style:style>
    <style:style style:name="T5" style:family="text">
      <style:text-properties officeooo:rsid="00075243"/>
    </style:style>
    <style:style style:name="T6" style:family="text">
      <style:text-properties fo:font-style="italic" style:text-underline-style="solid" style:text-underline-width="auto" style:text-underline-color="font-color" style:font-style-asian="italic"/>
    </style:style>
    <style:style style:name="T7" style:family="text">
      <style:text-properties fo:color="#ff7700" fo:font-weight="bold"/>
    </style:style>
    <style:style style:name="T8" style:family="text">
      <style:text-properties fo:color="#ff7700" style:font-name="Consolas" fo:font-size="9pt" fo:font-style="normal" fo:font-weight="bold"/>
    </style:style>
    <style:style style:name="T9" style:family="text">
      <style:text-properties fo:color="#ff7700" style:font-name="Consolas" fo:font-size="9pt" fo:font-style="normal" fo:font-weight="bold" officeooo:rsid="00075243" style:font-size-asian="10.5pt" style:font-weight-asian="normal" style:font-size-complex="12pt" style:font-weight-complex="normal"/>
    </style:style>
    <style:style style:name="T10" style:family="text">
      <style:text-properties fo:color="#ff7700" style:font-name="Consolas" fo:font-size="9pt" fo:font-style="normal" fo:font-weight="bold" officeooo:rsid="00075243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ff7700" style:font-name="Consolas" fo:font-size="9pt" fo:font-style="normal" fo:font-weight="bold" officeooo:rsid="00075243" style:font-size-asian="9.60000038146973pt" style:font-style-asian="italic" style:font-size-complex="11pt" style:font-style-complex="italic"/>
    </style:style>
    <style:style style:name="T12" style:family="text">
      <style:text-properties fo:color="#008000"/>
    </style:style>
    <style:style style:name="T13" style:family="text">
      <style:text-properties fo:color="#008000" style:font-name="Consolas" fo:font-size="9pt" fo:font-style="normal" fo:font-weight="normal"/>
    </style:style>
    <style:style style:name="T14" style:family="text">
      <style:text-properties fo:color="#008000" style:font-name="Consolas" fo:font-size="9pt" fo:font-style="normal" fo:font-weight="normal" officeooo:rsid="00075243" style:font-size-asian="10.5pt" style:font-weight-asian="normal" style:font-size-complex="12pt" style:font-weight-complex="normal"/>
    </style:style>
    <style:style style:name="T15" style:family="text">
      <style:text-properties fo:color="#008000" style:font-name="Consolas" fo:font-size="9pt" fo:font-style="normal" fo:font-weight="normal" officeooo:rsid="00075243" style:font-size-asian="9.60000038146973pt" style:font-style-asian="italic" style:font-size-complex="11pt" style:font-style-complex="italic"/>
    </style:style>
    <style:style style:name="T16" style:family="text">
      <style:text-properties fo:color="#000000"/>
    </style:style>
    <style:style style:name="T17" style:family="text">
      <style:text-properties fo:color="#000000" style:font-name="Consolas" fo:font-size="9pt" fo:font-style="normal" fo:font-weight="normal"/>
    </style:style>
    <style:style style:name="T18" style:family="text">
      <style:text-properties fo:color="#000000" style:font-name="Consolas" fo:font-size="9pt" fo:font-style="normal" fo:font-weight="normal" officeooo:rsid="00075243" style:font-size-asian="9.60000038146973pt" style:font-style-asian="italic" style:font-size-complex="11pt" style:font-style-complex="italic"/>
    </style:style>
    <style:style style:name="T19" style:family="text">
      <style:text-properties fo:color="#000000" style:font-name="Consolas" fo:font-weight="normal"/>
    </style:style>
    <style:style style:name="T20" style:family="text">
      <style:text-properties style:font-name="Consolas" fo:font-size="9pt" fo:font-style="normal" fo:font-weight="normal"/>
    </style:style>
    <style:style style:name="T21" style:family="text">
      <style:text-properties style:font-name="Consolas" fo:font-size="9pt" fo:font-style="normal" fo:font-weight="normal" officeooo:rsid="00075243" style:font-size-asian="10.5pt" style:font-weight-asian="normal" style:font-size-complex="12pt" style:font-weight-complex="normal"/>
    </style:style>
    <style:style style:name="T22" style:family="text">
      <style:text-properties style:font-name="Consolas" fo:font-size="9pt" fo:font-style="normal" fo:font-weight="normal" officeooo:rsid="00075243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483d8b"/>
    </style:style>
    <style:style style:name="T24" style:family="text">
      <style:text-properties fo:color="#483d8b" style:font-name="Consolas" fo:font-size="9pt" fo:font-style="normal" fo:font-weight="normal"/>
    </style:style>
    <style:style style:name="T25" style:family="text">
      <style:text-properties fo:color="#66cc66"/>
    </style:style>
    <style:style style:name="T26" style:family="text">
      <style:text-properties fo:color="#66cc66" style:font-name="Consolas" fo:font-size="9pt" fo:font-style="normal" fo:font-weight="normal"/>
    </style:style>
    <style:style style:name="T27" style:family="text">
      <style:text-properties fo:color="#ff4500"/>
    </style:style>
    <style:style style:name="T28" style:family="text">
      <style:text-properties fo:color="#ff4500" style:font-name="Consolas" fo:font-size="9pt" fo:font-style="normal" fo:font-weight="normal"/>
    </style:style>
    <style:style style:name="T29" style:family="text">
      <style:text-properties fo:color="#000099" style:font-name="Consolas" fo:font-size="9pt" fo:font-style="normal" fo:font-weight="bold"/>
    </style:style>
    <style:style style:name="T30" style:family="text">
      <style:text-properties style:font-style-asian="italic" style:font-style-complex="italic"/>
    </style:style>
    <style:style style:name="T31" style:family="text">
      <style:text-properties fo:color="#0000cd" style:font-name="Consolas" fo:font-size="9pt" fo:font-style="normal" fo:font-weight="normal"/>
    </style:style>
    <style:style style:name="T32" style:family="text">
      <style:text-properties officeooo:rsid="00080ef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Санкт-Петербургский национальный исследовательский университет информационных технологий, механики и оптики</text:span></text:p>
      <text:p text:style-name="P19"><text:span text:style-name="T1">Факультет Программной инженерии и компьютерной техники</text:span></text:p>
      <text:p text:style-name="P19"><text:span text:style-name="T1">Кафедра Информатики, прикладной математики</text:span></text:p>
      <text:p text:style-name="P19"><text:span text:style-name="T1">Дисциплина: Программирование интернет приложений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pan text:style-name="T4">Лабораторная работа №1</text:span></text:p>
      <text:p text:style-name="P28"><text:span text:style-name="T4">Вариант 1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6"><text:span text:style-name="T1">Группа №Р3217</text:span></text:p>
      <text:p text:style-name="P26"><text:span text:style-name="T1">Вариант №703</text:span></text:p>
      <text:p text:style-name="P26"><text:span text:style-name="T1">Работу выполнил:</text:span></text:p>
      <text:p text:style-name="P26"><text:span text:style-name="T1">Хлопков Д.</text:span></text:p>
      <text:p text:style-name="P26"><text:span text:style-name="T1">Преподаватель:</text:span></text:p>
      <text:p text:style-name="P27"><text:span text:style-name="T1">Зинчик A. A.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1">Санкт-Петербург, 201</text:span><text:span text:style-name="T2">8</text:span><text:span text:style-name="T1"> г.</text:span></text:p>
      <text:p text:style-name="P19"><text:span text:style-name="T1"/></text:p>
      <text:p text:style-name="P36"><text:soft-page-break/><text:span text:style-name="T6">Цель работы:</text:span> изучить основные методы организации таблиц идентификаторов, получить представление о преимуществах и недостатках, присущих различным методам организации таблиц символов (идентификаторов).</text:p>
      <text:p text:style-name="P36"><text:span text:style-name="T1">Для выполнения лабораторной работы требуется написать программу, которая получает на входе набор идентификаторов, организует таблицу по заданному методу и позволяет осуществить </text:span><text:span text:style-name="T3">многократный</text:span><text:span text:style-name="T1"> поиск идентификатора в этой таблице. Список идентификаторов считать заданным в виде текстового файла. Длина идентификаторов ограничена 32 символами.</text:span></text:p>
      <text:p text:style-name="P36"><text:span text:style-name="T1"/></text:p>
      <text:p text:style-name="P37">Задание:</text:p>
      <text:p text:style-name="P36"><text:span text:style-name="T5">Т</text:span>ребуется разработать программу, реализующую комбинированный способ организации таблицы идентификаторов. Для организации таблицы используется простейшая хэш-функция, указанная в варианте задания, а при возникновении коллизий используется дополнительный метод размещения идентификаторов в памяти. Если в качестве этого метода используется дерево или список, то они должны быть связаны с элементом главной хэш-таблицы.</text:p>
      <text:p text:style-name="P1"><text:span text:style-name="T1">В каждом варианте требуется, чтобы программа сообщала среднее число коллизий и среднее количество сравнений, выполненных для поиска идентификатора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9">Тип хеш-функции (таблицы)</text:p>
            </table:table-cell>
            <table:table-cell table:style-name="Таблица1.A1" office:value-type="string">
              <text:p text:style-name="P19">Способ разрешения коллизий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30">Сумма кодов первых трех букв</text:p>
          </table:table-cell>
          <table:table-cell table:style-name="Таблица1.A2" office:value-type="string">
            <text:p text:style-name="P30">Бинарное дерево</text:p>
          </table:table-cell>
        </table:table-row>
      </table:table>
      <text:p text:style-name="P29"/>
      <text:p text:style-name="P29"/>
      <text:p text:style-name="P31">Листинг программы:</text:p>
      <text:p text:style-name="P3"><text:span text:style-name="T30">lab1.py</text:span></text:p>
      <text:list xml:id="list7241834510623072085" text:style-name="L1">
        <text:list-item>
          <text:p text:style-name="P8"> <text:span text:style-name="T9">from</text:span><text:span text:style-name="T21"> </text:span><text:span text:style-name="T14">hash</text:span><text:span text:style-name="T21"> </text:span><text:span text:style-name="T9">import</text:span><text:span text:style-name="T21"> HashTable</text:span></text:p>
        </text:list-item>
        <text:list-item>
          <text:p text:style-name="P7"> </text:p>
        </text:list-item>
        <text:list-item>
          <text:p text:style-name="P4"><text:span text:style-name="T7">def</text:span> menu_insert<text:span text:style-name="T16">()</text:span>:</text:p>
        </text:list-item>
        <text:list-item>
          <text:p text:style-name="P7">    <text:span text:style-name="T8">print</text:span><text:span text:style-name="T17">(</text:span><text:span text:style-name="T24">'Please, input identifier that you want to insert'</text:span><text:span text:style-name="T17">)</text:span></text:p>
        </text:list-item>
        <text:list-item>
          <text:p text:style-name="P7">    <text:span text:style-name="T20">key </text:span><text:span text:style-name="T26">=</text:span><text:span text:style-name="T20"> </text:span><text:span text:style-name="T13">input</text:span><text:span text:style-name="T17">()</text:span></text:p>
        </text:list-item>
        <text:list-item>
          <text:p text:style-name="P7">    <text:span text:style-name="T8">try</text:span><text:span text:style-name="T20">:</text:span></text:p>
        </text:list-item>
        <text:list-item>
          <text:p text:style-name="P7">        <text:span text:style-name="T20">hash_table.</text:span><text:span text:style-name="T17">insert(</text:span><text:span text:style-name="T20">key</text:span><text:span text:style-name="T17">)</text:span></text:p>
        </text:list-item>
        <text:list-item>
          <text:p text:style-name="P7">    <text:span text:style-name="T8">except</text:span><text:span text:style-name="T20"> </text:span><text:span text:style-name="T13">KeyError</text:span><text:span text:style-name="T20"> </text:span><text:span text:style-name="T8">as</text:span><text:span text:style-name="T20"> e:</text:span></text:p>
        </text:list-item>
        <text:list-item>
          <text:p text:style-name="P7">        <text:span text:style-name="T8">print</text:span><text:span text:style-name="T17">(</text:span><text:span text:style-name="T20">e</text:span><text:span text:style-name="T17">)</text:span></text:p>
        </text:list-item>
        <text:list-item>
          <text:p text:style-name="P7"> </text:p>
        </text:list-item>
        <text:list-item>
          <text:p text:style-name="P7"> </text:p>
        </text:list-item>
        <text:list-item>
          <text:p text:style-name="P4"><text:span text:style-name="T7">def</text:span> menu_find<text:span text:style-name="T16">()</text:span>:</text:p>
        </text:list-item>
        <text:list-item>
          <text:p text:style-name="P7">    <text:span text:style-name="T8">print</text:span><text:span text:style-name="T17">(</text:span><text:span text:style-name="T24">'Please, input identifier that you want to find'</text:span><text:span text:style-name="T17">)</text:span></text:p>
        </text:list-item>
        <text:list-item>
          <text:p text:style-name="P7">    <text:span text:style-name="T20">key </text:span><text:span text:style-name="T26">=</text:span><text:span text:style-name="T20"> </text:span><text:span text:style-name="T13">input</text:span><text:span text:style-name="T17">()</text:span></text:p>
        </text:list-item>
        <text:list-item>
          <text:p text:style-name="P7">    <text:span text:style-name="T20">cmp_count </text:span><text:span text:style-name="T26">=</text:span><text:span text:style-name="T20"> </text:span><text:span text:style-name="T17">[</text:span><text:span text:style-name="T28">0</text:span><text:span text:style-name="T17">]</text:span></text:p>
        </text:list-item>
        <text:list-item>
          <text:p text:style-name="P7">    <text:span text:style-name="T20">found </text:span><text:span text:style-name="T26">=</text:span><text:span text:style-name="T20"> hash_table.</text:span><text:span text:style-name="T17">find(</text:span><text:span text:style-name="T20">key</text:span><text:span text:style-name="T26">,</text:span><text:span text:style-name="T20"> cmp_count</text:span><text:span text:style-name="T17">)</text:span></text:p>
        </text:list-item>
        <text:list-item>
          <text:p text:style-name="P7">    <text:span text:style-name="T8">if</text:span><text:span text:style-name="T20"> found </text:span><text:span text:style-name="T8">is</text:span><text:span text:style-name="T20"> </text:span><text:span text:style-name="T13">None</text:span><text:span text:style-name="T20">:</text:span></text:p>
        </text:list-item>
        <text:list-item>
          <text:p text:style-name="P7">        <text:span text:style-name="T8">print</text:span><text:span text:style-name="T17">(</text:span><text:span text:style-name="T24">'This identifier not found'</text:span><text:span text:style-name="T17">)</text:span></text:p>
        </text:list-item>
        <text:list-item>
          <text:p text:style-name="P7">    <text:span text:style-name="T8">else</text:span><text:span text:style-name="T20">:</text:span></text:p>
        </text:list-item>
        <text:list-item>
          <text:p text:style-name="P7">        <text:span text:style-name="T8">while</text:span><text:span text:style-name="T20"> found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7">            <text:span text:style-name="T8">print</text:span><text:span text:style-name="T17">(</text:span><text:span text:style-name="T20">found.</text:span><text:span text:style-name="T17">identifier)</text:span></text:p>
        </text:list-item>
        <text:list-item>
          <text:p text:style-name="P7">            <text:span text:style-name="T8">print</text:span><text:span text:style-name="T17">(</text:span><text:span text:style-name="T24">'^'</text:span><text:span text:style-name="T17">)</text:span></text:p>
        </text:list-item>
        <text:list-item>
          <text:p text:style-name="P7">            <text:span text:style-name="T8">print</text:span><text:span text:style-name="T17">(</text:span><text:span text:style-name="T24">'|'</text:span><text:span text:style-name="T17">)</text:span></text:p>
        </text:list-item>
        <text:list-item>
          <text:p text:style-name="P7"><text:soft-page-break/>            <text:span text:style-name="T20">found </text:span><text:span text:style-name="T26">=</text:span><text:span text:style-name="T20"> found.</text:span><text:span text:style-name="T17">parent</text:span></text:p>
        </text:list-item>
        <text:list-item>
          <text:p text:style-name="P7">        <text:span text:style-name="T8">print</text:span><text:span text:style-name="T17">(</text:span><text:span text:style-name="T24">'HashTable['</text:span><text:span text:style-name="T20"> + </text:span><text:span text:style-name="T13">str</text:span><text:span text:style-name="T17">(</text:span><text:span text:style-name="T20">HashTable.</text:span><text:span text:style-name="T17">hash_func(</text:span><text:span text:style-name="T20">key</text:span><text:span text:style-name="T17">))</text:span><text:span text:style-name="T20"> + </text:span><text:span text:style-name="T24">']'</text:span><text:span text:style-name="T17">)</text:span></text:p>
        </text:list-item>
        <text:list-item>
          <text:p text:style-name="P7">        <text:span text:style-name="T8">print</text:span><text:span text:style-name="T17">(</text:span><text:span text:style-name="T24">'Count of comparisons is '</text:span><text:span text:style-name="T20"> + </text:span><text:span text:style-name="T13">str</text:span><text:span text:style-name="T17">(</text:span><text:span text:style-name="T20">cmp_count</text:span><text:span text:style-name="T17">[</text:span><text:span text:style-name="T28">0</text:span><text:span text:style-name="T17">]))</text:span></text:p>
        </text:list-item>
        <text:list-item>
          <text:p text:style-name="P7"> </text:p>
        </text:list-item>
        <text:list-item>
          <text:p text:style-name="P7"> </text:p>
        </text:list-item>
        <text:list-item>
          <text:p text:style-name="P4"><text:span text:style-name="T7">def</text:span> print_menu<text:span text:style-name="T16">()</text:span>:</text:p>
        </text:list-item>
        <text:list-item>
          <text:p text:style-name="P7">    <text:span text:style-name="T8">print</text:span><text:span text:style-name="T17">(</text:span><text:span text:style-name="T24">"1. Insert"</text:span><text:span text:style-name="T17">)</text:span></text:p>
        </text:list-item>
        <text:list-item>
          <text:p text:style-name="P7">    <text:span text:style-name="T8">print</text:span><text:span text:style-name="T17">(</text:span><text:span text:style-name="T24">"2. Find"</text:span><text:span text:style-name="T17">)</text:span></text:p>
        </text:list-item>
        <text:list-item>
          <text:p text:style-name="P7">    <text:span text:style-name="T8">print</text:span><text:span text:style-name="T17">(</text:span><text:span text:style-name="T24">"3. Average number of collisions"</text:span><text:span text:style-name="T17">)</text:span></text:p>
        </text:list-item>
        <text:list-item>
          <text:p text:style-name="P7">    <text:span text:style-name="T8">print</text:span><text:span text:style-name="T17">(</text:span><text:span text:style-name="T24">"4. Exit"</text:span><text:span text:style-name="T17">)</text:span></text:p>
        </text:list-item>
        <text:list-item>
          <text:p text:style-name="P7"> </text:p>
        </text:list-item>
        <text:list-item>
          <text:p text:style-name="P7"> </text:p>
        </text:list-item>
        <text:list-item>
          <text:p text:style-name="P4">hash_table <text:span text:style-name="T25">=</text:span> HashTable<text:span text:style-name="T16">()</text:span></text:p>
        </text:list-item>
        <text:list-item>
          <text:p text:style-name="P4"><text:span text:style-name="T12">file</text:span> <text:span text:style-name="T25">=</text:span> <text:span text:style-name="T12">open</text:span><text:span text:style-name="T16">(</text:span><text:span text:style-name="T23">"input.txt"</text:span><text:span text:style-name="T25">,</text:span> <text:span text:style-name="T23">"r"</text:span><text:span text:style-name="T16">)</text:span></text:p>
        </text:list-item>
        <text:list-item>
          <text:p text:style-name="P4">i <text:span text:style-name="T25">=</text:span> <text:span text:style-name="T27">1</text:span></text:p>
        </text:list-item>
        <text:list-item>
          <text:p text:style-name="P4"><text:span text:style-name="T7">for</text:span> line <text:span text:style-name="T7">in</text:span> <text:span text:style-name="T12">file</text:span>:</text:p>
        </text:list-item>
        <text:list-item>
          <text:p text:style-name="P7">    <text:span text:style-name="T8">if</text:span><text:span text:style-name="T20"> line</text:span><text:span text:style-name="T17">[</text:span><text:span text:style-name="T13">len</text:span><text:span text:style-name="T17">(</text:span><text:span text:style-name="T20">line</text:span><text:span text:style-name="T17">)</text:span><text:span text:style-name="T20"> - </text:span><text:span text:style-name="T28">1</text:span><text:span text:style-name="T17">]</text:span><text:span text:style-name="T20"> </text:span><text:span text:style-name="T26">==</text:span><text:span text:style-name="T20"> </text:span><text:span text:style-name="T24">'</text:span><text:span text:style-name="T29">\n</text:span><text:span text:style-name="T24">'</text:span><text:span text:style-name="T20">:</text:span></text:p>
        </text:list-item>
        <text:list-item>
          <text:p text:style-name="P7">        <text:span text:style-name="T20">hash_table.</text:span><text:span text:style-name="T17">insert(</text:span><text:span text:style-name="T20">line</text:span><text:span text:style-name="T17">[</text:span><text:span text:style-name="T28">0</text:span><text:span text:style-name="T20">:</text:span><text:span text:style-name="T13">len</text:span><text:span text:style-name="T17">(</text:span><text:span text:style-name="T20">line</text:span><text:span text:style-name="T17">)</text:span><text:span text:style-name="T20"> - </text:span><text:span text:style-name="T28">1</text:span><text:span text:style-name="T17">])</text:span></text:p>
        </text:list-item>
        <text:list-item>
          <text:p text:style-name="P7">    <text:span text:style-name="T8">else</text:span><text:span text:style-name="T20">:</text:span></text:p>
        </text:list-item>
        <text:list-item>
          <text:p text:style-name="P7">        <text:span text:style-name="T20">hash_table.</text:span><text:span text:style-name="T17">insert(</text:span><text:span text:style-name="T20">line</text:span><text:span text:style-name="T17">)</text:span></text:p>
        </text:list-item>
        <text:list-item>
          <text:p text:style-name="P4">menu_item <text:span text:style-name="T25">=</text:span> <text:span text:style-name="T23">'0'</text:span></text:p>
        </text:list-item>
        <text:list-item>
          <text:p text:style-name="P4"><text:span text:style-name="T7">while</text:span> menu_item <text:span text:style-name="T25">!=</text:span> <text:span text:style-name="T23">'4'</text:span>:</text:p>
        </text:list-item>
        <text:list-item>
          <text:p text:style-name="P7">    <text:span text:style-name="T20">print_menu</text:span><text:span text:style-name="T17">()</text:span></text:p>
        </text:list-item>
        <text:list-item>
          <text:p text:style-name="P7">    <text:span text:style-name="T20">menu_item </text:span><text:span text:style-name="T26">=</text:span><text:span text:style-name="T20"> </text:span><text:span text:style-name="T13">input</text:span><text:span text:style-name="T17">()</text:span></text:p>
        </text:list-item>
        <text:list-item>
          <text:p text:style-name="P7">    <text:span text:style-name="T8">if</text:span><text:span text:style-name="T20"> menu_item </text:span><text:span text:style-name="T26">==</text:span><text:span text:style-name="T20"> </text:span><text:span text:style-name="T24">'1'</text:span><text:span text:style-name="T20">:</text:span></text:p>
        </text:list-item>
        <text:list-item>
          <text:p text:style-name="P7">        <text:span text:style-name="T20">menu_insert</text:span><text:span text:style-name="T17">()</text:span></text:p>
        </text:list-item>
        <text:list-item>
          <text:p text:style-name="P7">    <text:span text:style-name="T8">elif</text:span><text:span text:style-name="T20"> menu_item </text:span><text:span text:style-name="T26">==</text:span><text:span text:style-name="T20"> </text:span><text:span text:style-name="T24">'2'</text:span><text:span text:style-name="T20">:</text:span></text:p>
        </text:list-item>
        <text:list-item>
          <text:p text:style-name="P7">        <text:span text:style-name="T20">menu_find</text:span><text:span text:style-name="T17">()</text:span></text:p>
        </text:list-item>
        <text:list-item>
          <text:p text:style-name="P7">    <text:span text:style-name="T8">elif</text:span><text:span text:style-name="T20"> menu_item </text:span><text:span text:style-name="T26">==</text:span><text:span text:style-name="T20"> </text:span><text:span text:style-name="T24">'3'</text:span><text:span text:style-name="T20">:</text:span></text:p>
        </text:list-item>
        <text:list-item>
          <text:p text:style-name="P7">        <text:span text:style-name="T8">print</text:span><text:span text:style-name="T17">(</text:span><text:span text:style-name="T20">hash_table.</text:span><text:span text:style-name="T17">get_avg_collisions())</text:span></text:p>
        </text:list-item>
        <text:list-item>
          <text:p text:style-name="P7">    <text:span text:style-name="T8">elif</text:span><text:span text:style-name="T20"> menu_item </text:span><text:span text:style-name="T26">==</text:span><text:span text:style-name="T20"> </text:span><text:span text:style-name="T24">'4'</text:span><text:span text:style-name="T20">:</text:span></text:p>
        </text:list-item>
        <text:list-item>
          <text:p text:style-name="P7">        <text:span text:style-name="T8">print</text:span><text:span text:style-name="T17">(</text:span><text:span text:style-name="T24">'Press enter, to exit'</text:span><text:span text:style-name="T17">)</text:span></text:p>
        </text:list-item>
        <text:list-item>
          <text:p text:style-name="P7">        <text:span text:style-name="T13">input</text:span><text:span text:style-name="T17">()</text:span></text:p>
        </text:list-item>
        <text:list-item>
          <text:p text:style-name="P7">    <text:span text:style-name="T8">else</text:span><text:span text:style-name="T20">:</text:span></text:p>
        </text:list-item>
        <text:list-item>
          <text:p text:style-name="P14">        <text:span text:style-name="T8">print</text:span><text:span text:style-name="T17">(</text:span><text:span text:style-name="T24">'No such menu item'</text:span><text:span text:style-name="T17">)</text:span></text:p>
          <text:p text:style-name="P14"><text:span text:style-name="T17"/></text:p>
        </text:list-item>
      </text:list>
      <text:p text:style-name="P23">hash.py</text:p>
      <text:p text:style-name="P2"/>
      <text:list xml:id="list4383855033827386392" text:style-name="L2">
        <text:list-item>
          <text:p text:style-name="P10"> <text:span text:style-name="T10">from</text:span><text:span text:style-name="T22"> bin_tree </text:span><text:span text:style-name="T10">import</text:span><text:span text:style-name="T22"> Node</text:span></text:p>
        </text:list-item>
        <text:list-item>
          <text:p text:style-name="P9"> </text:p>
        </text:list-item>
        <text:list-item>
          <text:p text:style-name="P5"><text:span text:style-name="T7">class</text:span> HashTable<text:span text:style-name="T16">(</text:span><text:span text:style-name="T12">object</text:span><text:span text:style-name="T16">)</text:span>:</text:p>
        </text:list-item>
        <text:list-item>
          <text:p text:style-name="P9">    <text:span text:style-name="T8">def</text:span><text:span text:style-name="T20"> </text:span><text:span text:style-name="T31">__init__</text:span><text:span text:style-name="T17">(</text:span><text:span text:style-name="T13">self</text:span><text:span text:style-name="T17">)</text:span><text:span text:style-name="T20">:</text:span></text:p>
        </text:list-item>
        <text:list-item>
          <text:p text:style-name="P9">        <text:span text:style-name="T13">self</text:span><text:span text:style-name="T20">._table </text:span><text:span text:style-name="T26">=</text:span><text:span text:style-name="T20"> </text:span><text:span text:style-name="T17">[]</text:span></text:p>
        </text:list-item>
        <text:list-item>
          <text:p text:style-name="P9">        <text:span text:style-name="T13">self</text:span><text:span text:style-name="T20">._size </text:span><text:span text:style-name="T26">=</text:span><text:span text:style-name="T20"> </text:span><text:span text:style-name="T28">0</text:span></text:p>
        </text:list-item>
        <text:list-item>
          <text:p text:style-name="P9"> </text:p>
        </text:list-item>
        <text:list-item>
          <text:p text:style-name="P9">    <text:span text:style-name="T26">@</text:span><text:span text:style-name="T13">staticmethod</text:span></text:p>
        </text:list-item>
        <text:list-item>
          <text:p text:style-name="P9"><text:soft-page-break/>    <text:span text:style-name="T8">def</text:span><text:span text:style-name="T20"> hash_func</text:span><text:span text:style-name="T17">(</text:span><text:span text:style-name="T20">key</text:span><text:span text:style-name="T17">)</text:span><text:span text:style-name="T20">:</text:span></text:p>
        </text:list-item>
        <text:list-item>
          <text:p text:style-name="P9">        <text:span text:style-name="T20">last_letter </text:span><text:span text:style-name="T26">=</text:span><text:span text:style-name="T20"> </text:span><text:span text:style-name="T28">3</text:span></text:p>
        </text:list-item>
        <text:list-item>
          <text:p text:style-name="P9">        <text:span text:style-name="T20">hash_code </text:span><text:span text:style-name="T26">=</text:span><text:span text:style-name="T20"> </text:span><text:span text:style-name="T28">0</text:span></text:p>
        </text:list-item>
        <text:list-item>
          <text:p text:style-name="P9">        <text:span text:style-name="T8">if</text:span><text:span text:style-name="T20"> </text:span><text:span text:style-name="T13">len</text:span><text:span text:style-name="T17">(</text:span><text:span text:style-name="T20">key</text:span><text:span text:style-name="T17">)</text:span><text:span text:style-name="T20"> </text:span><text:span text:style-name="T26">&lt;</text:span><text:span text:style-name="T20"> </text:span><text:span text:style-name="T28">3</text:span><text:span text:style-name="T20">:</text:span></text:p>
        </text:list-item>
        <text:list-item>
          <text:p text:style-name="P9">            <text:span text:style-name="T20">last_letter </text:span><text:span text:style-name="T26">=</text:span><text:span text:style-name="T20"> </text:span><text:span text:style-name="T13">len</text:span><text:span text:style-name="T17">(</text:span><text:span text:style-name="T20">key</text:span><text:span text:style-name="T17">)</text:span></text:p>
        </text:list-item>
        <text:list-item>
          <text:p text:style-name="P9">        <text:span text:style-name="T20">first_three </text:span><text:span text:style-name="T26">=</text:span><text:span text:style-name="T20"> </text:span><text:span text:style-name="T13">list</text:span><text:span text:style-name="T17">(</text:span><text:span text:style-name="T20">key</text:span><text:span text:style-name="T17">)[</text:span><text:span text:style-name="T28">0</text:span><text:span text:style-name="T20">:last_letter:</text:span><text:span text:style-name="T28">1</text:span><text:span text:style-name="T17">]</text:span></text:p>
        </text:list-item>
        <text:list-item>
          <text:p text:style-name="P9">        <text:span text:style-name="T8">for</text:span><text:span text:style-name="T20"> char </text:span><text:span text:style-name="T8">in</text:span><text:span text:style-name="T20"> first_three:</text:span></text:p>
        </text:list-item>
        <text:list-item>
          <text:p text:style-name="P9">            <text:span text:style-name="T20">hash_code +</text:span><text:span text:style-name="T26">=</text:span><text:span text:style-name="T20"> </text:span><text:span text:style-name="T13">ord</text:span><text:span text:style-name="T17">(</text:span><text:span text:style-name="T20">char</text:span><text:span text:style-name="T17">)</text:span></text:p>
        </text:list-item>
        <text:list-item>
          <text:p text:style-name="P9">        <text:span text:style-name="T8">return</text:span><text:span text:style-name="T20"> hash_code</text:span></text:p>
        </text:list-item>
        <text:list-item>
          <text:p text:style-name="P9"> </text:p>
        </text:list-item>
        <text:list-item>
          <text:p text:style-name="P9">    <text:span text:style-name="T8">def</text:span><text:span text:style-name="T20"> insert</text:span><text:span text:style-name="T17">(</text:span><text:span text:style-name="T13">self</text:span><text:span text:style-name="T26">,</text:span><text:span text:style-name="T20"> key</text:span><text:span text:style-name="T17">)</text:span><text:span text:style-name="T20">:</text:span></text:p>
        </text:list-item>
        <text:list-item>
          <text:p text:style-name="P9">        <text:span text:style-name="T8">if</text:span><text:span text:style-name="T20"> </text:span><text:span text:style-name="T13">type</text:span><text:span text:style-name="T17">(</text:span><text:span text:style-name="T20">key</text:span><text:span text:style-name="T17">)</text:span><text:span text:style-name="T20"> </text:span><text:span text:style-name="T8">is</text:span><text:span text:style-name="T20"> </text:span><text:span text:style-name="T8">not</text:span><text:span text:style-name="T20"> </text:span><text:span text:style-name="T13">str</text:span><text:span text:style-name="T20">:</text:span></text:p>
        </text:list-item>
        <text:list-item>
          <text:p text:style-name="P9">            <text:span text:style-name="T8">raise</text:span><text:span text:style-name="T20"> </text:span><text:span text:style-name="T13">TypeError</text:span><text:span text:style-name="T17">(</text:span><text:span text:style-name="T24">'You can insert only string'</text:span><text:span text:style-name="T17">)</text:span></text:p>
        </text:list-item>
        <text:list-item>
          <text:p text:style-name="P9">        <text:span text:style-name="T20">index </text:span><text:span text:style-name="T26">=</text:span><text:span text:style-name="T20"> </text:span><text:span text:style-name="T13">self</text:span><text:span text:style-name="T20">.</text:span><text:span text:style-name="T17">hash_func(</text:span><text:span text:style-name="T20">key</text:span><text:span text:style-name="T17">)</text:span></text:p>
        </text:list-item>
        <text:list-item>
          <text:p text:style-name="P9">        <text:span text:style-name="T8">if</text:span><text:span text:style-name="T20"> index </text:span><text:span text:style-name="T26">&gt;=</text:span><text:span text:style-name="T20"> </text:span><text:span text:style-name="T13">self</text:span><text:span text:style-name="T20">._size:</text:span></text:p>
        </text:list-item>
        <text:list-item>
          <text:p text:style-name="P9">            <text:span text:style-name="T13">self</text:span><text:span text:style-name="T20">._table +</text:span><text:span text:style-name="T26">=</text:span><text:span text:style-name="T20"> </text:span><text:span text:style-name="T17">[</text:span><text:span text:style-name="T13">None</text:span><text:span text:style-name="T17">]</text:span><text:span text:style-name="T20"> * </text:span><text:span text:style-name="T17">(</text:span><text:span text:style-name="T20">index - </text:span><text:span text:style-name="T13">self</text:span><text:span text:style-name="T20">._size + </text:span><text:span text:style-name="T28">1</text:span><text:span text:style-name="T17">)</text:span></text:p>
        </text:list-item>
        <text:list-item>
          <text:p text:style-name="P9">            <text:span text:style-name="T13">self</text:span><text:span text:style-name="T20">._size </text:span><text:span text:style-name="T26">=</text:span><text:span text:style-name="T20"> index + </text:span><text:span text:style-name="T28">1</text:span></text:p>
        </text:list-item>
        <text:list-item>
          <text:p text:style-name="P9">        <text:span text:style-name="T20">node </text:span><text:span text:style-name="T26">=</text:span><text:span text:style-name="T20"> Node</text:span><text:span text:style-name="T17">(</text:span><text:span text:style-name="T20">key</text:span><text:span text:style-name="T17">)</text:span></text:p>
        </text:list-item>
        <text:list-item>
          <text:p text:style-name="P9">        <text:span text:style-name="T8">if</text:span><text:span text:style-name="T20"> </text:span><text:span text:style-name="T13">type</text:span><text:span text:style-name="T17">(</text:span><text:span text:style-name="T13">self</text:span><text:span text:style-name="T20">._table</text:span><text:span text:style-name="T17">[</text:span><text:span text:style-name="T20">index</text:span><text:span text:style-name="T17">])</text:span><text:span text:style-name="T20"> </text:span><text:span text:style-name="T8">is</text:span><text:span text:style-name="T20"> Node:</text:span></text:p>
        </text:list-item>
        <text:list-item>
          <text:p text:style-name="P9">            <text:span text:style-name="T13">self</text:span><text:span text:style-name="T20">._table</text:span><text:span text:style-name="T17">[</text:span><text:span text:style-name="T20">index</text:span><text:span text:style-name="T17">]</text:span><text:span text:style-name="T20">.</text:span><text:span text:style-name="T17">insert(</text:span><text:span text:style-name="T20">node</text:span><text:span text:style-name="T17">)</text:span></text:p>
        </text:list-item>
        <text:list-item>
          <text:p text:style-name="P9">        <text:span text:style-name="T8">else</text:span><text:span text:style-name="T20">:</text:span></text:p>
        </text:list-item>
        <text:list-item>
          <text:p text:style-name="P9">            <text:span text:style-name="T13">self</text:span><text:span text:style-name="T20">._table</text:span><text:span text:style-name="T17">[</text:span><text:span text:style-name="T20">index</text:span><text:span text:style-name="T17">]</text:span><text:span text:style-name="T20"> </text:span><text:span text:style-name="T26">=</text:span><text:span text:style-name="T20"> node</text:span></text:p>
        </text:list-item>
        <text:list-item>
          <text:p text:style-name="P9"> </text:p>
        </text:list-item>
        <text:list-item>
          <text:p text:style-name="P9">    <text:span text:style-name="T8">def</text:span><text:span text:style-name="T20"> find</text:span><text:span text:style-name="T17">(</text:span><text:span text:style-name="T13">self</text:span><text:span text:style-name="T26">,</text:span><text:span text:style-name="T20"> key</text:span><text:span text:style-name="T26">,</text:span><text:span text:style-name="T20"> cmp_count</text:span><text:span text:style-name="T17">)</text:span><text:span text:style-name="T20">:</text:span></text:p>
        </text:list-item>
        <text:list-item>
          <text:p text:style-name="P9">        <text:span text:style-name="T8">if</text:span><text:span text:style-name="T20"> </text:span><text:span text:style-name="T13">type</text:span><text:span text:style-name="T17">(</text:span><text:span text:style-name="T20">key</text:span><text:span text:style-name="T17">)</text:span><text:span text:style-name="T20"> </text:span><text:span text:style-name="T8">is</text:span><text:span text:style-name="T20"> </text:span><text:span text:style-name="T8">not</text:span><text:span text:style-name="T20"> </text:span><text:span text:style-name="T13">str</text:span><text:span text:style-name="T20">:</text:span></text:p>
        </text:list-item>
        <text:list-item>
          <text:p text:style-name="P9">            <text:span text:style-name="T8">raise</text:span><text:span text:style-name="T20"> </text:span><text:span text:style-name="T13">TypeError</text:span><text:span text:style-name="T17">(</text:span><text:span text:style-name="T24">'You can find only string identifier'</text:span><text:span text:style-name="T17">)</text:span></text:p>
        </text:list-item>
        <text:list-item>
          <text:p text:style-name="P9">        <text:span text:style-name="T20">index </text:span><text:span text:style-name="T26">=</text:span><text:span text:style-name="T20"> </text:span><text:span text:style-name="T13">self</text:span><text:span text:style-name="T20">.</text:span><text:span text:style-name="T17">hash_func(</text:span><text:span text:style-name="T20">key</text:span><text:span text:style-name="T17">)</text:span></text:p>
        </text:list-item>
        <text:list-item>
          <text:p text:style-name="P9">        <text:span text:style-name="T8">if</text:span><text:span text:style-name="T20"> index + </text:span><text:span text:style-name="T28">1</text:span><text:span text:style-name="T20"> </text:span><text:span text:style-name="T26">&gt;</text:span><text:span text:style-name="T20"> </text:span><text:span text:style-name="T13">self</text:span><text:span text:style-name="T20">._size:</text:span></text:p>
        </text:list-item>
        <text:list-item>
          <text:p text:style-name="P9">            <text:span text:style-name="T8">return</text:span><text:span text:style-name="T20"> </text:span><text:span text:style-name="T13">None</text:span></text:p>
        </text:list-item>
        <text:list-item>
          <text:p text:style-name="P9">        <text:span text:style-name="T8">if</text:span><text:span text:style-name="T20"> </text:span><text:span text:style-name="T13">self</text:span><text:span text:style-name="T20">._table</text:span><text:span text:style-name="T17">[</text:span><text:span text:style-name="T20">index</text:span><text:span text:style-name="T17">]</text:span><text:span text:style-name="T20"> </text:span><text:span text:style-name="T8">is</text:span><text:span text:style-name="T20"> </text:span><text:span text:style-name="T13">None</text:span><text:span text:style-name="T20">:</text:span></text:p>
        </text:list-item>
        <text:list-item>
          <text:p text:style-name="P9">            <text:span text:style-name="T8">return</text:span><text:span text:style-name="T20"> </text:span><text:span text:style-name="T13">None</text:span></text:p>
        </text:list-item>
        <text:list-item>
          <text:p text:style-name="P9">        <text:span text:style-name="T8">else</text:span><text:span text:style-name="T20">:</text:span></text:p>
        </text:list-item>
        <text:list-item>
          <text:p text:style-name="P9">            <text:span text:style-name="T8">return</text:span><text:span text:style-name="T20"> </text:span><text:span text:style-name="T13">self</text:span><text:span text:style-name="T20">._table</text:span><text:span text:style-name="T17">[</text:span><text:span text:style-name="T20">index</text:span><text:span text:style-name="T17">]</text:span><text:span text:style-name="T20">.</text:span><text:span text:style-name="T17">find(</text:span><text:span text:style-name="T20">key</text:span><text:span text:style-name="T26">,</text:span><text:span text:style-name="T20"> cmp_count</text:span><text:span text:style-name="T17">)</text:span></text:p>
        </text:list-item>
        <text:list-item>
          <text:p text:style-name="P9"> </text:p>
        </text:list-item>
        <text:list-item>
          <text:p text:style-name="P9">    <text:span text:style-name="T8">def</text:span><text:span text:style-name="T20"> get_avg_collisions</text:span><text:span text:style-name="T17">(</text:span><text:span text:style-name="T13">self</text:span><text:span text:style-name="T17">)</text:span><text:span text:style-name="T20">:</text:span></text:p>
        </text:list-item>
        <text:list-item>
          <text:p text:style-name="P9">        <text:span text:style-name="T20">coll_count </text:span><text:span text:style-name="T26">=</text:span><text:span text:style-name="T20"> </text:span><text:span text:style-name="T28">0</text:span></text:p>
        </text:list-item>
        <text:list-item>
          <text:p text:style-name="P9">        <text:span text:style-name="T8">for</text:span><text:span text:style-name="T20"> node </text:span><text:span text:style-name="T8">in</text:span><text:span text:style-name="T20"> </text:span><text:span text:style-name="T13">self</text:span><text:span text:style-name="T20">._table:</text:span></text:p>
        </text:list-item>
        <text:list-item>
          <text:p text:style-name="P9">            <text:span text:style-name="T20">node_count </text:span><text:span text:style-name="T26">=</text:span><text:span text:style-name="T20"> </text:span><text:span text:style-name="T17">[</text:span><text:span text:style-name="T28">0</text:span><text:span text:style-name="T17">]</text:span></text:p>
        </text:list-item>
        <text:list-item>
          <text:p text:style-name="P9">            <text:span text:style-name="T8">if</text:span><text:span text:style-name="T20"> node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9">                <text:span text:style-name="T20">node_count</text:span><text:span text:style-name="T17">[</text:span><text:span text:style-name="T28">0</text:span><text:span text:style-name="T17">]</text:span><text:span text:style-name="T20"> </text:span><text:span text:style-name="T26">=</text:span><text:span text:style-name="T20"> </text:span><text:span text:style-name="T28">1</text:span></text:p>
        </text:list-item>
        <text:list-item>
          <text:p text:style-name="P9">                <text:span text:style-name="T20">node.</text:span><text:span text:style-name="T17">child_count(</text:span><text:span text:style-name="T20">node_count</text:span><text:span text:style-name="T17">)</text:span></text:p>
        </text:list-item>
        <text:list-item>
          <text:p text:style-name="P9">            <text:span text:style-name="T20">coll_count +</text:span><text:span text:style-name="T26">=</text:span><text:span text:style-name="T20"> node_count</text:span><text:span text:style-name="T17">[</text:span><text:span text:style-name="T28">0</text:span><text:span text:style-name="T17">]</text:span></text:p>
        </text:list-item>
        <text:list-item>
          <text:p text:style-name="P15">        <text:span text:style-name="T8">return</text:span><text:span text:style-name="T20"> coll_count / </text:span><text:span text:style-name="T13">len</text:span><text:span text:style-name="T17">(</text:span><text:span text:style-name="T13">self</text:span><text:span text:style-name="T20">._table</text:span><text:span text:style-name="T17">)</text:span></text:p>
        </text:list-item>
      </text:list>
      <text:p text:style-name="P13"><text:span text:style-name="T17"/></text:p>
      <text:p text:style-name="P17"><text:soft-page-break/><text:span text:style-name="T19">bin_tree.py</text:span></text:p>
      <text:p text:style-name="P6"><text:span text:style-name="T16"/></text:p>
      <text:list xml:id="list2870576369288239605" text:style-name="L3">
        <text:list-item>
          <text:p text:style-name="P12"> <text:span text:style-name="T11">class</text:span><text:span text:style-name="T18"> Node(</text:span><text:span text:style-name="T15">object</text:span><text:span text:style-name="T18">):</text:span></text:p>
        </text:list-item>
        <text:list-item>
          <text:p text:style-name="P12"/>
        </text:list-item>
        <text:list-item>
          <text:p text:style-name="P12"><text:s/>  <text:span text:style-name="T8">def</text:span><text:span text:style-name="T20"> </text:span><text:span text:style-name="T31">__init__</text:span><text:span text:style-name="T17">(</text:span><text:span text:style-name="T13">self</text:span><text:span text:style-name="T26">,</text:span><text:span text:style-name="T20"> identifier</text:span><text:span text:style-name="T17">)</text:span><text:span text:style-name="T20">:</text:span></text:p>
        </text:list-item>
        <text:list-item>
          <text:p text:style-name="P11">        <text:span text:style-name="T13">self</text:span><text:span text:style-name="T20">._identifier </text:span><text:span text:style-name="T26">=</text:span><text:span text:style-name="T20"> identifier</text:span></text:p>
        </text:list-item>
        <text:list-item>
          <text:p text:style-name="P11">        <text:span text:style-name="T13">self</text:span><text:span text:style-name="T20">._left </text:span><text:span text:style-name="T26">=</text:span><text:span text:style-name="T20"> </text:span><text:span text:style-name="T13">None</text:span></text:p>
        </text:list-item>
        <text:list-item>
          <text:p text:style-name="P11">        <text:span text:style-name="T13">self</text:span><text:span text:style-name="T20">._right </text:span><text:span text:style-name="T26">=</text:span><text:span text:style-name="T20"> </text:span><text:span text:style-name="T13">None</text:span></text:p>
        </text:list-item>
        <text:list-item>
          <text:p text:style-name="P11">        <text:span text:style-name="T13">self</text:span><text:span text:style-name="T20">._parent </text:span><text:span text:style-name="T26">=</text:span><text:span text:style-name="T20"> </text:span><text:span text:style-name="T13">None</text:span></text:p>
        </text:list-item>
        <text:list-item>
          <text:p text:style-name="P11"> </text:p>
        </text:list-item>
        <text:list-item>
          <text:p text:style-name="P11">    <text:span text:style-name="T8">def</text:span><text:span text:style-name="T20"> get_identifier</text:span><text:span text:style-name="T17">(</text:span><text:span text:style-name="T13">self</text:span><text:span text:style-name="T17">)</text:span><text:span text:style-name="T20">:</text:span></text:p>
        </text:list-item>
        <text:list-item>
          <text:p text:style-name="P11">        <text:span text:style-name="T8">return</text:span><text:span text:style-name="T20"> </text:span><text:span text:style-name="T13">self</text:span><text:span text:style-name="T20">._identifier</text:span></text:p>
        </text:list-item>
        <text:list-item>
          <text:p text:style-name="P11"> </text:p>
        </text:list-item>
        <text:list-item>
          <text:p text:style-name="P11">    <text:span text:style-name="T8">def</text:span><text:span text:style-name="T20"> set_identifier</text:span><text:span text:style-name="T17">(</text:span><text:span text:style-name="T13">self</text:span><text:span text:style-name="T26">,</text:span><text:span text:style-name="T20"> identifier</text:span><text:span text:style-name="T17">)</text:span><text:span text:style-name="T20">:</text:span></text:p>
        </text:list-item>
        <text:list-item>
          <text:p text:style-name="P11">        <text:span text:style-name="T8">if</text:span><text:span text:style-name="T20"> </text:span><text:span text:style-name="T13">isinstance</text:span><text:span text:style-name="T17">(</text:span><text:span text:style-name="T20">identifier</text:span><text:span text:style-name="T26">,</text:span><text:span text:style-name="T20"> </text:span><text:span text:style-name="T13">str</text:span><text:span text:style-name="T17">)</text:span><text:span text:style-name="T20">:</text:span></text:p>
        </text:list-item>
        <text:list-item>
          <text:p text:style-name="P11">            <text:span text:style-name="T13">self</text:span><text:span text:style-name="T20">._identifier </text:span><text:span text:style-name="T26">=</text:span><text:span text:style-name="T20"> identifier</text:span></text:p>
        </text:list-item>
        <text:list-item>
          <text:p text:style-name="P11">        <text:span text:style-name="T8">else</text:span><text:span text:style-name="T20">:</text:span></text:p>
        </text:list-item>
        <text:list-item>
          <text:p text:style-name="P11">            <text:span text:style-name="T8">raise</text:span><text:span text:style-name="T20"> </text:span><text:span text:style-name="T13">TypeError</text:span><text:span text:style-name="T17">(</text:span><text:span text:style-name="T24">'Identifier should be string'</text:span><text:span text:style-name="T17">)</text:span></text:p>
        </text:list-item>
        <text:list-item>
          <text:p text:style-name="P11"> </text:p>
        </text:list-item>
        <text:list-item>
          <text:p text:style-name="P11">    <text:span text:style-name="T20">identifier </text:span><text:span text:style-name="T26">=</text:span><text:span text:style-name="T20"> </text:span><text:span text:style-name="T13">property</text:span><text:span text:style-name="T17">(</text:span><text:span text:style-name="T20">get_identifier</text:span><text:span text:style-name="T26">,</text:span><text:span text:style-name="T20"> set_identifier</text:span><text:span text:style-name="T17">)</text:span></text:p>
        </text:list-item>
        <text:list-item>
          <text:p text:style-name="P11"> </text:p>
        </text:list-item>
        <text:list-item>
          <text:p text:style-name="P11">    <text:span text:style-name="T8">def</text:span><text:span text:style-name="T20"> get_parent</text:span><text:span text:style-name="T17">(</text:span><text:span text:style-name="T13">self</text:span><text:span text:style-name="T17">)</text:span><text:span text:style-name="T20">:</text:span></text:p>
        </text:list-item>
        <text:list-item>
          <text:p text:style-name="P11">        <text:span text:style-name="T8">return</text:span><text:span text:style-name="T20"> </text:span><text:span text:style-name="T13">self</text:span><text:span text:style-name="T20">._parent</text:span></text:p>
        </text:list-item>
        <text:list-item>
          <text:p text:style-name="P11"> </text:p>
        </text:list-item>
        <text:list-item>
          <text:p text:style-name="P11">    <text:span text:style-name="T20">parent </text:span><text:span text:style-name="T26">=</text:span><text:span text:style-name="T20"> </text:span><text:span text:style-name="T13">property</text:span><text:span text:style-name="T17">(</text:span><text:span text:style-name="T20">get_parent</text:span><text:span text:style-name="T17">)</text:span></text:p>
        </text:list-item>
        <text:list-item>
          <text:p text:style-name="P11"> </text:p>
        </text:list-item>
        <text:list-item>
          <text:p text:style-name="P11">    <text:span text:style-name="T8">def</text:span><text:span text:style-name="T20"> insert</text:span><text:span text:style-name="T17">(</text:span><text:span text:style-name="T13">self</text:span><text:span text:style-name="T26">,</text:span><text:span text:style-name="T20"> node</text:span><text:span text:style-name="T17">)</text:span><text:span text:style-name="T20">:</text:span></text:p>
        </text:list-item>
        <text:list-item>
          <text:p text:style-name="P11">        <text:span text:style-name="T8">if</text:span><text:span text:style-name="T20"> </text:span><text:span text:style-name="T13">type</text:span><text:span text:style-name="T17">(</text:span><text:span text:style-name="T20">node</text:span><text:span text:style-name="T17">)</text:span><text:span text:style-name="T20"> </text:span><text:span text:style-name="T8">is</text:span><text:span text:style-name="T20"> </text:span><text:span text:style-name="T8">not</text:span><text:span text:style-name="T20"> Node:</text:span></text:p>
        </text:list-item>
        <text:list-item>
          <text:p text:style-name="P11">            <text:span text:style-name="T8">raise</text:span><text:span text:style-name="T20"> </text:span><text:span text:style-name="T13">TypeError</text:span><text:span text:style-name="T17">(</text:span><text:span text:style-name="T24">'You can insert only objects type of Node'</text:span><text:span text:style-name="T17">)</text:span></text:p>
        </text:list-item>
        <text:list-item>
          <text:p text:style-name="P11">        <text:span text:style-name="T8">if</text:span><text:span text:style-name="T20"> node.</text:span><text:span text:style-name="T17">identifier</text:span><text:span text:style-name="T20"> </text:span><text:span text:style-name="T26">&lt;</text:span><text:span text:style-name="T20"> </text:span><text:span text:style-name="T13">self</text:span><text:span text:style-name="T20">._identifier:</text:span></text:p>
        </text:list-item>
        <text:list-item>
          <text:p text:style-name="P11">            <text:span text:style-name="T8">if</text:span><text:span text:style-name="T20"> </text:span><text:span text:style-name="T13">self</text:span><text:span text:style-name="T20">._left </text:span><text:span text:style-name="T8">is</text:span><text:span text:style-name="T20"> </text:span><text:span text:style-name="T13">None</text:span><text:span text:style-name="T20">:</text:span></text:p>
        </text:list-item>
        <text:list-item>
          <text:p text:style-name="P11">                <text:span text:style-name="T13">self</text:span><text:span text:style-name="T20">._left </text:span><text:span text:style-name="T26">=</text:span><text:span text:style-name="T20"> node</text:span></text:p>
        </text:list-item>
        <text:list-item>
          <text:p text:style-name="P11">                <text:span text:style-name="T20">node._parent </text:span><text:span text:style-name="T26">=</text:span><text:span text:style-name="T20"> </text:span><text:span text:style-name="T13">self</text:span></text:p>
        </text:list-item>
        <text:list-item>
          <text:p text:style-name="P11">            <text:span text:style-name="T8">else</text:span><text:span text:style-name="T20">:</text:span></text:p>
        </text:list-item>
        <text:list-item>
          <text:p text:style-name="P11">                <text:span text:style-name="T13">self</text:span><text:span text:style-name="T20">._left.</text:span><text:span text:style-name="T17">insert(</text:span><text:span text:style-name="T20">node</text:span><text:span text:style-name="T17">)</text:span></text:p>
        </text:list-item>
        <text:list-item>
          <text:p text:style-name="P11">        <text:span text:style-name="T8">elif</text:span><text:span text:style-name="T20"> node.</text:span><text:span text:style-name="T17">identifier</text:span><text:span text:style-name="T20"> </text:span><text:span text:style-name="T26">&gt;</text:span><text:span text:style-name="T20"> </text:span><text:span text:style-name="T13">self</text:span><text:span text:style-name="T20">._identifier:</text:span></text:p>
        </text:list-item>
        <text:list-item>
          <text:p text:style-name="P11">            <text:span text:style-name="T8">if</text:span><text:span text:style-name="T20"> </text:span><text:span text:style-name="T13">self</text:span><text:span text:style-name="T20">._right </text:span><text:span text:style-name="T8">is</text:span><text:span text:style-name="T20"> </text:span><text:span text:style-name="T13">None</text:span><text:span text:style-name="T20">:</text:span></text:p>
        </text:list-item>
        <text:list-item>
          <text:p text:style-name="P11">                <text:span text:style-name="T13">self</text:span><text:span text:style-name="T20">._right </text:span><text:span text:style-name="T26">=</text:span><text:span text:style-name="T20"> node</text:span></text:p>
        </text:list-item>
        <text:list-item>
          <text:p text:style-name="P11">                <text:span text:style-name="T20">node._parent </text:span><text:span text:style-name="T26">=</text:span><text:span text:style-name="T20"> </text:span><text:span text:style-name="T13">self</text:span></text:p>
        </text:list-item>
        <text:list-item>
          <text:p text:style-name="P11">            <text:span text:style-name="T8">else</text:span><text:span text:style-name="T20">:</text:span></text:p>
        </text:list-item>
        <text:list-item>
          <text:p text:style-name="P11">                <text:span text:style-name="T13">self</text:span><text:span text:style-name="T20">._right.</text:span><text:span text:style-name="T17">insert(</text:span><text:span text:style-name="T20">node</text:span><text:span text:style-name="T17">)</text:span></text:p>
        </text:list-item>
        <text:list-item>
          <text:p text:style-name="P11">        <text:span text:style-name="T8">else</text:span><text:span text:style-name="T20">:</text:span></text:p>
        </text:list-item>
        <text:list-item>
          <text:p text:style-name="P11">            <text:span text:style-name="T8">raise</text:span><text:span text:style-name="T20"> </text:span><text:span text:style-name="T13">KeyError</text:span><text:span text:style-name="T17">(</text:span><text:span text:style-name="T24">'Identifier already exists'</text:span><text:span text:style-name="T17">)</text:span></text:p>
        </text:list-item>
        <text:list-item>
          <text:p text:style-name="P11"> </text:p>
        </text:list-item>
        <text:list-item>
          <text:p text:style-name="P11"><text:soft-page-break/>    <text:span text:style-name="T8">def</text:span><text:span text:style-name="T20"> find</text:span><text:span text:style-name="T17">(</text:span><text:span text:style-name="T13">self</text:span><text:span text:style-name="T26">,</text:span><text:span text:style-name="T20"> key</text:span><text:span text:style-name="T26">,</text:span><text:span text:style-name="T20"> cmp_count</text:span><text:span text:style-name="T17">)</text:span><text:span text:style-name="T20">:</text:span></text:p>
        </text:list-item>
        <text:list-item>
          <text:p text:style-name="P11">        <text:span text:style-name="T8">if</text:span><text:span text:style-name="T20"> </text:span><text:span text:style-name="T13">type</text:span><text:span text:style-name="T17">(</text:span><text:span text:style-name="T20">key</text:span><text:span text:style-name="T17">)</text:span><text:span text:style-name="T20"> </text:span><text:span text:style-name="T8">is</text:span><text:span text:style-name="T20"> </text:span><text:span text:style-name="T8">not</text:span><text:span text:style-name="T20"> </text:span><text:span text:style-name="T13">str</text:span><text:span text:style-name="T20">:</text:span></text:p>
        </text:list-item>
        <text:list-item>
          <text:p text:style-name="P11">            <text:span text:style-name="T8">raise</text:span><text:span text:style-name="T20"> </text:span><text:span text:style-name="T13">TypeError</text:span><text:span text:style-name="T17">(</text:span><text:span text:style-name="T24">'Key for search should be string'</text:span><text:span text:style-name="T17">)</text:span></text:p>
        </text:list-item>
        <text:list-item>
          <text:p text:style-name="P11">        <text:span text:style-name="T8">if</text:span><text:span text:style-name="T20"> </text:span><text:span text:style-name="T13">self</text:span><text:span text:style-name="T20">._identifier </text:span><text:span text:style-name="T8">is</text:span><text:span text:style-name="T20"> </text:span><text:span text:style-name="T13">None</text:span><text:span text:style-name="T20">:</text:span></text:p>
        </text:list-item>
        <text:list-item>
          <text:p text:style-name="P11">            <text:span text:style-name="T8">return</text:span><text:span text:style-name="T20"> </text:span><text:span text:style-name="T13">None</text:span></text:p>
        </text:list-item>
        <text:list-item>
          <text:p text:style-name="P11">        <text:span text:style-name="T8">elif</text:span><text:span text:style-name="T20"> </text:span><text:span text:style-name="T13">self</text:span><text:span text:style-name="T20">._identifier </text:span><text:span text:style-name="T26">==</text:span><text:span text:style-name="T20"> key:</text:span></text:p>
        </text:list-item>
        <text:list-item>
          <text:p text:style-name="P11">            <text:span text:style-name="T8">return</text:span><text:span text:style-name="T20"> </text:span><text:span text:style-name="T13">self</text:span></text:p>
        </text:list-item>
        <text:list-item>
          <text:p text:style-name="P11">        <text:span text:style-name="T8">elif</text:span><text:span text:style-name="T20"> key </text:span><text:span text:style-name="T26">&lt;</text:span><text:span text:style-name="T20"> </text:span><text:span text:style-name="T13">self</text:span><text:span text:style-name="T20">._identifier:</text:span></text:p>
        </text:list-item>
        <text:list-item>
          <text:p text:style-name="P11">            <text:span text:style-name="T20">cmp_count</text:span><text:span text:style-name="T17">[</text:span><text:span text:style-name="T28">0</text:span><text:span text:style-name="T17">]</text:span><text:span text:style-name="T20"> +</text:span><text:span text:style-name="T26">=</text:span><text:span text:style-name="T20"> </text:span><text:span text:style-name="T28">1</text:span></text:p>
        </text:list-item>
        <text:list-item>
          <text:p text:style-name="P11">            <text:span text:style-name="T8">if</text:span><text:span text:style-name="T20"> </text:span><text:span text:style-name="T13">self</text:span><text:span text:style-name="T20">._left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11">                <text:span text:style-name="T8">return</text:span><text:span text:style-name="T20"> </text:span><text:span text:style-name="T13">self</text:span><text:span text:style-name="T20">._left.</text:span><text:span text:style-name="T17">find(</text:span><text:span text:style-name="T20">key</text:span><text:span text:style-name="T26">,</text:span><text:span text:style-name="T20"> cmp_count</text:span><text:span text:style-name="T17">)</text:span></text:p>
        </text:list-item>
        <text:list-item>
          <text:p text:style-name="P11">            <text:span text:style-name="T8">else</text:span><text:span text:style-name="T20">:</text:span></text:p>
        </text:list-item>
        <text:list-item>
          <text:p text:style-name="P11">                <text:span text:style-name="T8">return</text:span><text:span text:style-name="T20"> </text:span><text:span text:style-name="T13">None</text:span></text:p>
        </text:list-item>
        <text:list-item>
          <text:p text:style-name="P11">        <text:span text:style-name="T8">elif</text:span><text:span text:style-name="T20"> key </text:span><text:span text:style-name="T26">&gt;</text:span><text:span text:style-name="T20"> </text:span><text:span text:style-name="T13">self</text:span><text:span text:style-name="T20">._identifier:</text:span></text:p>
        </text:list-item>
        <text:list-item>
          <text:p text:style-name="P11">            <text:span text:style-name="T20">cmp_count</text:span><text:span text:style-name="T17">[</text:span><text:span text:style-name="T28">0</text:span><text:span text:style-name="T17">]</text:span><text:span text:style-name="T20"> +</text:span><text:span text:style-name="T26">=</text:span><text:span text:style-name="T20"> </text:span><text:span text:style-name="T28">1</text:span></text:p>
        </text:list-item>
        <text:list-item>
          <text:p text:style-name="P11">            <text:span text:style-name="T8">if</text:span><text:span text:style-name="T20"> </text:span><text:span text:style-name="T13">self</text:span><text:span text:style-name="T20">._right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11">                <text:span text:style-name="T8">return</text:span><text:span text:style-name="T20"> </text:span><text:span text:style-name="T13">self</text:span><text:span text:style-name="T20">._right.</text:span><text:span text:style-name="T17">find(</text:span><text:span text:style-name="T20">key</text:span><text:span text:style-name="T26">,</text:span><text:span text:style-name="T20"> cmp_count</text:span><text:span text:style-name="T17">)</text:span></text:p>
        </text:list-item>
        <text:list-item>
          <text:p text:style-name="P11">            <text:span text:style-name="T8">else</text:span><text:span text:style-name="T20">:</text:span></text:p>
        </text:list-item>
        <text:list-item>
          <text:p text:style-name="P11">                <text:span text:style-name="T8">return</text:span><text:span text:style-name="T20"> </text:span><text:span text:style-name="T13">None</text:span></text:p>
        </text:list-item>
        <text:list-item>
          <text:p text:style-name="P11"> </text:p>
        </text:list-item>
        <text:list-item>
          <text:p text:style-name="P11">    <text:span text:style-name="T8">def</text:span><text:span text:style-name="T20"> child_count</text:span><text:span text:style-name="T17">(</text:span><text:span text:style-name="T13">self</text:span><text:span text:style-name="T26">,</text:span><text:span text:style-name="T20"> count</text:span><text:span text:style-name="T17">)</text:span><text:span text:style-name="T20">:</text:span></text:p>
        </text:list-item>
        <text:list-item>
          <text:p text:style-name="P11">        <text:span text:style-name="T8">if</text:span><text:span text:style-name="T20"> </text:span><text:span text:style-name="T13">self</text:span><text:span text:style-name="T20">._left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11">            <text:span text:style-name="T20">count</text:span><text:span text:style-name="T17">[</text:span><text:span text:style-name="T28">0</text:span><text:span text:style-name="T17">]</text:span><text:span text:style-name="T20"> +</text:span><text:span text:style-name="T26">=</text:span><text:span text:style-name="T20"> </text:span><text:span text:style-name="T28">1</text:span></text:p>
        </text:list-item>
        <text:list-item>
          <text:p text:style-name="P11">            <text:span text:style-name="T13">self</text:span><text:span text:style-name="T20">._left.</text:span><text:span text:style-name="T17">child_count(</text:span><text:span text:style-name="T20">count</text:span><text:span text:style-name="T17">)</text:span></text:p>
        </text:list-item>
        <text:list-item>
          <text:p text:style-name="P11">        <text:span text:style-name="T8">if</text:span><text:span text:style-name="T20"> </text:span><text:span text:style-name="T13">self</text:span><text:span text:style-name="T20">._right </text:span><text:span text:style-name="T8">is</text:span><text:span text:style-name="T20"> </text:span><text:span text:style-name="T8">not</text:span><text:span text:style-name="T20"> </text:span><text:span text:style-name="T13">None</text:span><text:span text:style-name="T20">:</text:span></text:p>
        </text:list-item>
        <text:list-item>
          <text:p text:style-name="P11">            <text:span text:style-name="T20">count</text:span><text:span text:style-name="T17">[</text:span><text:span text:style-name="T28">0</text:span><text:span text:style-name="T17">]</text:span><text:span text:style-name="T20"> +</text:span><text:span text:style-name="T26">=</text:span><text:span text:style-name="T20"> </text:span><text:span text:style-name="T28">1</text:span></text:p>
        </text:list-item>
        <text:list-item>
          <text:p text:style-name="P11">            <text:span text:style-name="T13">self</text:span><text:span text:style-name="T20">._right.</text:span><text:span text:style-name="T17">child_count(</text:span><text:span text:style-name="T20">count</text:span><text:span text:style-name="T17">)</text:span></text:p>
        </text:list-item>
        <text:list-item>
          <text:p text:style-name="P16">        <text:span text:style-name="T8">return</text:span><text:span text:style-name="T20"> count</text:span><text:span text:style-name="T17">[</text:span><text:span text:style-name="T28">0</text:span><text:span text:style-name="T17">]</text:span></text:p>
        </text:list-item>
      </text:list>
      <text:p text:style-name="P17"><text:span text:style-name="T19"/></text:p>
      <text:p text:style-name="P18"><text:span text:style-name="T19"/></text:p>
      <text:p text:style-name="P17"><text:span text:style-name="T19"/></text:p>
      <text:p text:style-name="P33">Способ организации хэш-таблицы:</text:p>
      <text:p text:style-name="P25">Хэш-таблицой является динамически расширяемый массив, в ячейках которой содержатся корневые узлы бинарных деревьев.</text:p>
      <text:p text:style-name="P32"/>
      <text:p text:style-name="P32">Описание алгоритма:</text:p>
      <text:p text:style-name="P24">При вставке идентификатора в таблицу сначала вычисляется значение хэш-функции этого идентификатора, как сумма ASCII кодов первых трёх символов. Если значение больше, текущего размера хэш-таблицы, то она расширяется до размера этого значения. Предпринимается попытка вставить идентификатор в ячейку таблиц<text:span text:style-name="T32">ы (номер ячейки равен значению хэш-функции). Если она пустая, то создается корневой узел бинарного дерево, в который вставляется идентификатор, если в ней уже есть узел, то мы столкнулись с коллизией, в таком случае нужно сравнить значение идентификатора со значением ключа в этом дереве. Если он больше, то пытаемся вставить в правый дочерний узел искомого узла, если меньше, то в левый, если он также непустой, то сравнение снова повторяется.</text:span></text:p>
      <text:p text:style-name="P34"><text:soft-page-break/>Вывод:</text:p>
      <text:p text:style-name="P25">В ходе выполнения лабораторной работы были изучены способы организации хэш-таблицы, способы разрешения коллизий, способы вычисления простейших хэш-функц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7cm" style:auto-text-indent="false"/>
      <style:text-properties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6:05.587618216</meta:creation-date>
    <dc:date>2018-03-22T10:28:32.562289301</dc:date>
    <meta:editing-duration>PT8M11S</meta:editing-duration>
    <meta:editing-cycles>1</meta:editing-cycles>
    <meta:document-statistic meta:table-count="1" meta:image-count="0" meta:object-count="0" meta:page-count="7" meta:paragraph-count="211" meta:word-count="1005" meta:character-count="8196" meta:non-whitespace-character-count="6278"/>
    <meta:generator>LibreOffice/5.1.6.2$Linux_X86_64 LibreOffice_project/10m0$Build-2</meta:generator>
  </office:meta>
</office:document-meta>
</file>